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Contex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Context.destroySubcontex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bind( Name name ,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ingEnum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createSubcontex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ingEnum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Context.getNamePars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getComponentName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ummyContext.rename( Name oldName , Name ne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mmyContext.listBindings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atNameParser.pars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addToEnvironment( String propName , Object prop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Dumm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Context.removeFromEnvironment(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li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look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ingEnum.hasM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createSubcontex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lookupLin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lookup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mmyContext.rebind( Name name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mmyContext.listBinding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unbind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ingEnum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composeName( Name name , Name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Context.unbi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destroySubcontex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rebind( String 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Enum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ing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Context.getNameIn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DummyContext( Hashtable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mmyContext.list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ndingEnum.BindingEnum( Hashtable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composeName( String nam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bind( String 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rename( String oldName ,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getNameParser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text.getBoundObjec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ummyContext.lookupLink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ingEnum.NamingEnum( Hashtable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